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webkit-standard" svg:font-family="webkit-standard"/>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baafa"/>
    </style:style>
    <style:style style:name="P2" style:family="paragraph" style:parent-style-name="JHEP_20_Body">
      <style:text-properties officeooo:paragraph-rsid="001e1d79"/>
    </style:style>
    <style:style style:name="P3" style:family="paragraph" style:parent-style-name="Text_20_body">
      <style:text-properties style:font-name="Calibri" fo:font-size="11pt" officeooo:rsid="002011d1" officeooo:paragraph-rsid="002011d1"/>
    </style:style>
    <style:style style:name="P4" style:family="paragraph" style:parent-style-name="Text_20_body">
      <style:text-properties style:font-name="Calibri" fo:font-size="11pt" officeooo:paragraph-rsid="00325531"/>
    </style:style>
    <style:style style:name="P5" style:family="paragraph" style:parent-style-name="Heading_20_2">
      <style:text-properties fo:language="en" fo:country="none"/>
    </style:style>
    <style:style style:name="P6" style:family="paragraph" style:parent-style-name="Heading_20_2">
      <style:text-properties fo:language="en" fo:country="none" style:font-name-asian="Times New Roman"/>
    </style:style>
    <style:style style:name="P7" style:family="paragraph" style:parent-style-name="Course_20_Name">
      <style:text-properties fo:language="en" fo:country="none"/>
    </style:style>
    <style:style style:name="P8" style:family="paragraph" style:parent-style-name="Table_20_Contents">
      <style:text-properties fo:font-size="11pt" officeooo:rsid="00215412" officeooo:paragraph-rsid="00215412"/>
    </style:style>
    <style:style style:name="P9" style:family="paragraph" style:parent-style-name="Table_20_Contents">
      <style:text-properties fo:font-size="11pt" officeooo:rsid="00215412" officeooo:paragraph-rsid="003db998"/>
    </style:style>
    <style:style style:name="P10" style:family="paragraph" style:parent-style-name="Standard">
      <style:text-properties officeooo:paragraph-rsid="005201cc"/>
    </style:style>
    <style:style style:name="P11" style:family="paragraph" style:parent-style-name="Text_20_body">
      <style:text-properties style:font-name="Calibri" fo:font-size="11pt" officeooo:rsid="001e1d79" officeooo:paragraph-rsid="0054635a"/>
    </style:style>
    <style:style style:name="P12" style:family="paragraph" style:parent-style-name="Heading_20_2">
      <style:text-properties fo:language="en" fo:country="none" officeooo:rsid="0054635a" officeooo:paragraph-rsid="0054635a" style:font-name-asian="Times New Roman"/>
    </style:style>
    <style:style style:name="P13" style:family="paragraph" style:parent-style-name="List_20_Paragraph" style:list-style-name="WWNum19"/>
    <style:style style:name="P14" style:family="paragraph" style:parent-style-name="Title" style:master-page-name="Standard">
      <style:paragraph-properties style:page-number="auto"/>
      <style:text-properties fo:language="en" fo:country="none"/>
    </style:style>
    <style:style style:name="P15" style:family="paragraph" style:parent-style-name="JHEP_20_Body">
      <style:text-properties officeooo:rsid="001baafa" officeooo:paragraph-rsid="005201cc"/>
    </style:style>
    <style:style style:name="P16" style:family="paragraph" style:parent-style-name="JHEP_20_Body">
      <style:text-properties officeooo:rsid="001e1d79" officeooo:paragraph-rsid="0054e622"/>
    </style:style>
    <style:style style:name="P17" style:family="paragraph" style:parent-style-name="JHEP_20_Body" style:list-style-name="L2">
      <style:text-properties officeooo:rsid="001e1d79" officeooo:paragraph-rsid="0054e622"/>
    </style:style>
    <style:style style:name="P18" style:family="paragraph" style:parent-style-name="JHEP_20_Body">
      <style:text-properties officeooo:paragraph-rsid="005bd01d"/>
    </style:style>
    <style:style style:name="P19" style:family="paragraph" style:parent-style-name="Table_20_Contents">
      <style:text-properties fo:font-size="11pt" officeooo:rsid="00530451" officeooo:paragraph-rsid="00530451"/>
    </style:style>
    <style:style style:name="P20" style:family="paragraph" style:parent-style-name="Table_20_Contents">
      <style:text-properties fo:font-size="11pt" officeooo:rsid="00569346" officeooo:paragraph-rsid="00569346"/>
    </style:style>
    <style:style style:name="P21" style:family="paragraph" style:parent-style-name="Table_20_Contents">
      <style:text-properties fo:font-size="11pt" officeooo:rsid="005869f8" officeooo:paragraph-rsid="005869f8"/>
    </style:style>
    <style:style style:name="P22" style:family="paragraph" style:parent-style-name="Table_20_Contents">
      <style:text-properties fo:font-size="11pt" officeooo:rsid="005869f8" officeooo:paragraph-rsid="0059aa6b"/>
    </style:style>
    <style:style style:name="P23" style:family="paragraph" style:parent-style-name="Table_20_Contents">
      <style:text-properties fo:font-size="11pt" officeooo:rsid="0059aa6b" officeooo:paragraph-rsid="0059aa6b"/>
    </style:style>
    <style:style style:name="P24" style:family="paragraph" style:parent-style-name="Table_20_Contents">
      <style:text-properties style:text-line-through-style="solid" style:text-line-through-type="single" fo:font-size="11pt" officeooo:rsid="00530451" officeooo:paragraph-rsid="00530451"/>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officeooo:rsid="005201cc"/>
    </style:style>
    <style:style style:name="T7" style:family="text">
      <style:text-properties style:font-size-complex="10pt"/>
    </style:style>
    <style:style style:name="T8" style:family="text">
      <style:text-properties officeooo:rsid="001baafa"/>
    </style:style>
    <style:style style:name="T9" style:family="text">
      <style:text-properties officeooo:rsid="002011d1"/>
    </style:style>
    <style:style style:name="T10" style:family="text">
      <style:text-properties officeooo:rsid="00312d7a"/>
    </style:style>
    <style:style style:name="T11" style:family="text">
      <style:text-properties officeooo:rsid="00328315"/>
    </style:style>
    <style:style style:name="T12" style:family="text">
      <style:text-properties fo:language="en" fo:country="none" style:font-name-asian="Times New Roman"/>
    </style:style>
    <style:style style:name="T13" style:family="text">
      <style:text-properties fo:language="en" fo:country="none" officeooo:rsid="0054635a" style:font-name-asian="Times New Roman"/>
    </style:style>
    <style:style style:name="T14" style:family="text">
      <style:text-properties officeooo:rsid="005201cc"/>
    </style:style>
    <style:style style:name="T15" style:family="text">
      <style:text-properties officeooo:rsid="00530451"/>
    </style:style>
    <style:style style:name="T16" style:family="text">
      <style:text-properties officeooo:rsid="0054635a"/>
    </style:style>
    <style:style style:name="T17" style:family="text">
      <style:text-properties officeooo:rsid="0054e622"/>
    </style:style>
    <style:style style:name="T18" style:family="text">
      <style:text-properties officeooo:rsid="00569346"/>
    </style:style>
    <style:style style:name="T19" style:family="text">
      <style:text-properties officeooo:rsid="0059aa6b"/>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yllabus</text:h>
      <text:h text:style-name="P7" text:outline-level="2">EN.500.111 HEART: <text:span text:style-name="T14">Choosing Statistical Methods</text:span></text:h>
      <text:h text:style-name="P6" text:outline-level="2">Instructor Contact</text:h>
      <text:p text:style-name="P18"><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8">ekernfe1@jh.edu</text:span></text:span></text:a><text:span text:style-name="Internet_20_link"><text:span text:style-name="T8"><text:line-break/></text:span></text:span><text:a xlink:type="simple" xlink:href="https://github.com/ekernf01/HEART_choosing_stat_methods" text:style-name="Internet_20_link" text:visited-style-name="Visited_20_Internet_20_Link"><text:span text:style-name="Internet_20_link"><text:span text:style-name="T8">Site: https://github.com/ekernf01/HEART_choosing_stat_methods</text:span></text:span></text:a></text:p>
      <text:h text:style-name="P6" text:outline-level="2">Course Description</text:h>
      <text:p text:style-name="P10"><text:span text:style-name="instructions1"><text:span text:style-name="T5">This syllabus is the authoritative source for administrative info.</text:span></text:span></text:p>
      <text:h text:style-name="P6" text:outline-level="2">Prerequisites <text:span text:style-name="T14">&amp; equipment</text:span></text:h>
      <text:p text:style-name="P1"><text:span text:style-name="instructions1"><text:span text:style-name="T4">This course assumes </text:span></text:span><text:span text:style-name="instructions1"><text:span text:style-name="T6">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6" text:outline-level="2">Course Goals</text:h>
      <text:p text:style-name="P15"><text:span text:style-name="T10">The goals of the HEART program are to create community, </text:span>build excitemen<text:span text:style-name="T10">t, and let students </text:span>peek into research. <text:span text:style-name="T14">For this particular class, I hope to share a bird’s-eye view of data analysis that is often lost in the limitless arcane detail of specific topics and fields.</text:span>Most classes on machine learning, mathematical modeling, and statistics focus on how to use a specified model. They give students the technical skills to minimize a cost function, solve a fluid flow equation, train a neural network on a task, or construct a 95% margin of error for a relative risk estimate. <text:span text:style-name="T14">Any given one of these tasks is hard. Probably hundreds or thousands of research papers have been published on it, and tens of thousands of person-hours have been spent developing and testing methods. It is very easy to spend so much time and effort figuring out how to do something like this</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ements about when they are usable. The course will introduce the basics of statistics and computer programming -- not comprehensively but with enough detail to participate fully.</text:p>
      <text:h text:style-name="P12" text:outline-level="2">Calendar</text:h>
      <text:p text:style-name="P4"><text:span text:style-name="T9">T</text:span>he 10-week HEART courses will run from <text:span text:style-name="T15">8/29</text:span>/2021 to 11/1<text:span text:style-name="T15">1</text:span>/2021. <text:s/></text:p>
      <text:p text:style-name="P3">Calendar</text:p>
      <table:table table:name="Table1" table:style-name="Table1">
        <table:table-column table:style-name="Table1.A"/>
        <table:table-column table:style-name="Table1.B"/>
        <table:table-row>
          <table:table-cell table:style-name="Table1.A1" office:value-type="string">
            <text:p text:style-name="P8">Date </text:p>
          </table:table-cell>
          <table:table-cell table:style-name="Table1.B1" office:value-type="string">
            <text:p text:style-name="P8">Plan</text:p>
          </table:table-cell>
        </table:table-row>
        <table:table-row>
          <table:table-cell table:style-name="Table1.A2" office:value-type="string">
            <text:p text:style-name="P8"><text:span text:style-name="T15">Aug</text:span> <text:span text:style-name="T15">29</text:span></text:p>
          </table:table-cell>
          <table:table-cell table:style-name="Table1.B2" office:value-type="string">
            <text:p text:style-name="P9"><text:span text:style-name="T18">Computing intro and live coding demo</text:span></text:p>
          </table:table-cell>
        </table:table-row>
        <table:table-row>
          <table:table-cell table:style-name="Table1.A2" office:value-type="string">
            <text:p text:style-name="P24">Sept 5</text:p>
          </table:table-cell>
          <table:table-cell table:style-name="Table1.B2" office:value-type="string">
            <text:p text:style-name="P24">University holiday – no class</text:p>
          </table:table-cell>
        </table:table-row>
        <text:soft-page-break/>
        <table:table-row>
          <table:table-cell table:style-name="Table1.A2" office:value-type="string">
            <text:p text:style-name="P19">Sept 12</text:p>
          </table:table-cell>
          <table:table-cell table:style-name="Table1.B2" office:value-type="string">
            <text:p text:style-name="P20">Computing intro</text:p>
          </table:table-cell>
        </table:table-row>
        <table:table-row>
          <table:table-cell table:style-name="Table1.A2" office:value-type="string">
            <text:p text:style-name="P19">Sept 19</text:p>
          </table:table-cell>
          <table:table-cell table:style-name="Table1.B2" office:value-type="string">
            <text:p text:style-name="P20">Probability and statistics intro</text:p>
          </table:table-cell>
        </table:table-row>
        <table:table-row>
          <table:table-cell table:style-name="Table1.A2" office:value-type="string">
            <text:p text:style-name="P19">Sept 26</text:p>
          </table:table-cell>
          <table:table-cell table:style-name="Table1.B2" office:value-type="string">
            <text:p text:style-name="P20">Probability and statistics intro</text:p>
          </table:table-cell>
        </table:table-row>
        <table:table-row>
          <table:table-cell table:style-name="Table1.A2" office:value-type="string">
            <text:p text:style-name="P19">Oct 3</text:p>
          </table:table-cell>
          <table:table-cell table:style-name="Table1.B2" office:value-type="string">
            <text:p text:style-name="P20">Efficient use of limited data</text:p>
          </table:table-cell>
        </table:table-row>
        <table:table-row>
          <table:table-cell table:style-name="Table1.A2" office:value-type="string">
            <text:p text:style-name="P19">Oct 10</text:p>
          </table:table-cell>
          <table:table-cell table:style-name="Table1.B2" office:value-type="string">
            <text:p text:style-name="P20">Tolerating mistaken assumptions</text:p>
          </table:table-cell>
        </table:table-row>
        <table:table-row>
          <table:table-cell table:style-name="Table1.A2" office:value-type="string">
            <text:p text:style-name="P19">Oct 17</text:p>
          </table:table-cell>
          <table:table-cell table:style-name="Table1.B2" office:value-type="string">
            <text:p text:style-name="P21">Tolerating outliers</text:p>
          </table:table-cell>
        </table:table-row>
        <table:table-row>
          <table:table-cell table:style-name="Table1.A2" office:value-type="string">
            <text:p text:style-name="P19">Oct 24</text:p>
          </table:table-cell>
          <table:table-cell table:style-name="Table1.B2" office:value-type="string">
            <text:p text:style-name="P22"><text:span text:style-name="T19">Variable selection and b</text:span>eing “conservative” or “careful” in various senses</text:p>
          </table:table-cell>
        </table:table-row>
        <table:table-row>
          <table:table-cell table:style-name="Table1.A2" office:value-type="string">
            <text:p text:style-name="P19">Oct 31</text:p>
          </table:table-cell>
          <table:table-cell table:style-name="Table1.B2" office:value-type="string">
            <text:p text:style-name="P21"><text:span text:style-name="T19">Variable selection and b</text:span>eing “conservative” or “careful” in various senses</text:p>
          </table:table-cell>
        </table:table-row>
        <table:table-row>
          <table:table-cell table:style-name="Table1.A2" office:value-type="string">
            <text:p text:style-name="P19">Nov 7</text:p>
          </table:table-cell>
          <table:table-cell table:style-name="Table1.B2" office:value-type="string">
            <text:p text:style-name="P23">Flex day, expecting something takes longer than expected </text:p>
          </table:table-cell>
        </table:table-row>
      </table:table>
      <text:h text:style-name="Heading_20_2" text:outline-level="2"><text:span text:style-name="T13">Coursework, G</text:span><text:span text:style-name="T12">rading, </text:span><text:span text:style-name="T13">and Expectations</text:span></text:h>
      <text:p text:style-name="P16">This course is pass-fail. To pass, students must: </text:p>
      <text:list xml:id="list2560837595" text:style-name="L2">
        <text:list-item>
          <text:p text:style-name="P17"><text:span text:style-name="T11">Attend at least 9 of the 10 meetings.</text:span></text:p>
        </text:list-item>
        <text:list-item>
          <text:p text:style-name="P17"><text:span text:style-name="T16">Turn in course materials after each session. </text:span></text:p>
        </text:list-item>
      </text:list>
      <text:p text:style-name="P11"><text:span text:style-name="T16">To explain more about “course materials”: </text:span>HEART classes are meant to be easy and fun. The majority of this class is intended to take place during class sessions, with preparation/<text:span text:style-name="T15">homework</text:span> for each class taking <text:span text:style-name="T17">much </text:span>less time than the class itself. <text:span text:style-name="T16">During each class, we will program computers to simulate different statistical methods. 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6" text:outline-level="2">Policies and Guidelines</text:h>
      <text:p text:style-name="P2"><text:span text:style-name="instructions1"><text:span text:style-name="T3">Students are free to miss one class for any reason. If you will miss more than one class, please contact the instructor to make a plan for staying caught up in the course. </text:span></text:span></text:p>
      <text:h text:style-name="P5"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7">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1276362999" text:style-name="WWNum19">
        <text:list-item>
          <text:p text:style-name="P13">Identifies the type of disability</text:p>
        </text:list-item>
        <text:list-item>
          <text:p text:style-name="P13">Describes the current level of functioning in an academic setting</text:p>
        </text:list-item>
        <text:list-item>
          <text:p text:style-name="P13">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7">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webkit-standard" svg:font-family="webkit-standard"/>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37</meta:editing-cycles>
    <meta:print-date>2012-04-05T20:06:00</meta:print-date>
    <meta:creation-date>2021-07-28T16:30:50.960567517</meta:creation-date>
    <dc:date>2022-08-01T21:28:04.094289371</dc:date>
    <meta:editing-duration>P1DT7H17M42S</meta:editing-duration>
    <meta:generator>LibreOffice/6.0.7.3$Linux_X86_64 LibreOffice_project/00m0$Build-3</meta:generator>
    <meta:document-statistic meta:table-count="1" meta:image-count="3" meta:object-count="0" meta:page-count="3" meta:paragraph-count="62" meta:word-count="1109" meta:character-count="7325" meta:non-whitespace-character-count="6271"/>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